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ffffd7" fo:border="0.74pt solid #000000"/>
    </style:style>
    <style:style style:name="ce62" style:family="table-cell" style:parent-style-name="Default">
      <style:table-cell-properties fo:background-color="#ffbf00" fo:border="0.74pt solid #000000"/>
    </style:style>
    <style:style style:name="ce98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ffd428" fo:border="0.74pt solid #000000"/>
    </style:style>
    <style:style style:name="ce50" style:family="table-cell" style:parent-style-name="Default">
      <style:table-cell-properties fo:background-color="#bbe33d" fo:border="0.74pt solid #000000"/>
    </style:style>
    <style:style style:name="ce86" style:family="table-cell" style:parent-style-name="Default" style:data-style-name="N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 style:data-style-name="N0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2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 style:data-style-name="N0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29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129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147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6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6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6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EAL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7"/>
          <table:table-cell table:style-name="ce103"/>
          <table:table-cell table:style-name="ce15"/>
          <table:table-cell table:number-columns-repeated="2" table:style-name="ce16" table:content-validation-name="val9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STRAGGLE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BT</text:p>
          </table:table-cell>
          <table:table-cell table:style-name="ce74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/>
          <table:table-cell table:style-name="ce11"/>
          <table:table-cell table:style-name="ce49"/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8" table:number-columns-repeated="2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REAL_BEACH</text:p>
          </table:table-cell>
          <table:table-cell table:style-name="ce73" table:number-columns-repeated="2"/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/>
          <table:table-cell table:style-name="ce10"/>
          <table:table-cell table:style-name="ce48"/>
          <table:table-cell table:number-columns-repeated="2" table:style-name="ce44" table:content-validation-name="val9" office:value-type="string" calcext:value-type="string">
            <text:p>No</text:p>
          </table:table-cell>
          <table:table-cell table:number-columns-repeated="993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 table:number-columns-repeated="3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2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)" office:value-type="string" office:string-value="6, 8, 10" calcext:value-type="string">
            <text:p>6, 8, 10</text:p>
          </table:table-cell>
          <table:table-cell table:style-name="ce10" office:value-type="string" calcext:value-type="string">
            <text:p>2, 1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;[.$A$15])" office:value-type="string" office:string-value="6, 8, 10, 11" calcext:value-type="string">
            <text:p>6, 8, 10, 11</text:p>
          </table:table-cell>
          <table:table-cell table:style-name="ce10" office:value-type="string" calcext:value-type="string">
            <text:p>2, 1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)" office:value-type="string" office:string-value="6, 13" calcext:value-type="string">
            <text:p>6, 13</text:p>
          </table:table-cell>
          <table:table-cell table:style-name="ce11" office:value-type="string" calcext:value-type="string">
            <text:p>8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)" office:value-type="string" office:string-value="6, 13, 14" calcext:value-type="string">
            <text:p>6, 13, 14</text:p>
          </table:table-cell>
          <table:table-cell table:style-name="ce11" office:value-type="string" calcext:value-type="string">
            <text:p>8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;[.$A$19])" office:value-type="string" office:string-value="6, 13, 14, 15" calcext:value-type="string">
            <text:p>6, 13, 14, 15</text:p>
          </table:table-cell>
          <table:table-cell table:style-name="ce11" office:value-type="string" calcext:value-type="string">
            <text:p>8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0];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14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1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1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1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1, 0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UTLAND_FOREST</text:p>
          </table:table-cell>
          <table:table-cell table:style-name="ce74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6" office:value-type="string" calcext:value-type="string">
            <text:p>ON_GRID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29])" office:value-type="string" office:string-value="23, 24, 25" calcext:value-type="string">
            <text:p>23, 24, 25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0])" office:value-type="string" office:string-value="23, 24, 25, 26" calcext:value-type="string">
            <text:p>23, 24, 25, 26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1])" office:value-type="string" office:string-value="23, 24, 25, 26, 27" calcext:value-type="string">
            <text:p>23, 24, 25, 26, 27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2])" office:value-type="string" office:string-value="23, 24, 25, 26, 27, 28" calcext:value-type="string">
            <text:p>23, 24, 25, 26, 27, 28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)" office:value-type="string" office:string-value="23, 24, 25, 26, 27, 28, 29" calcext:value-type="string">
            <text:p>23, 24, 25, 26, 27, 28, 29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;[.$A$34])" office:value-type="string" office:string-value="23, 24, 25, 26, 27, 28, 29, 30" calcext:value-type="string">
            <text:p>23, 24, 25, 26, 27, 28, 29, 30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7])" office:value-type="string" office:string-value="24, 25, 26, 27, 28, 29, 30, 31, 32, 33" calcext:value-type="string">
            <text:p>24, 25, 26, 27, 28, 29, 30, 31, 32, 33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8])" office:value-type="string" office:string-value="24, 25, 26, 27, 28, 29, 30, 31, 32, 33, 34" calcext:value-type="string">
            <text:p>24, 25, 26, 27, 28, 29, 30, 31, 32, 33, 34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2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4:.$A$41];[.$A$44:.A46])" office:value-type="string" office:string-value="30, 31, 32, 33, 34, 35, 36, 37, 40, 41, 42" calcext:value-type="string">
            <text:p>30, 31, 32, 33, 34, 35, 36, 37, 40, 41, 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45" table:content-validation-name="val1" office:value-type="string" calcext:value-type="string">
            <text:p>Neutral Gaia Convertible</text:p>
          </table:table-cell>
          <table:table-cell table:style-name="ce93" table:number-columns-repeated="4"/>
          <table:table-cell table:style-name="ce93" office:value-type="float" office:value="9320" calcext:value-type="float">
            <text:p>9320</text:p>
          </table:table-cell>
          <table:table-cell table:style-name="ce93" table:number-columns-repeated="3"/>
          <table:table-cell table:style-name="ce45" table:content-validation-name="val4" office:value-type="string" calcext:value-type="string">
            <text:p>Tight</text:p>
          </table:table-cell>
          <table:table-cell table:style-name="ce45" table:content-validation-name="val6" office:value-type="string" calcext:value-type="string">
            <text:p>Map Size</text:p>
          </table:table-cell>
          <table:table-cell table:style-name="ce93"/>
          <table:table-cell table:style-name="ce93" office:value-type="string" calcext:value-type="string">
            <text:p>MTSH</text:p>
          </table:table-cell>
          <table:table-cell table:style-name="ce93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34:.$A$39];[.$A$44:.$A$46];[.$A$47])" office:value-type="string" office:string-value="1, 2, 3, 4, 30, 31, 32, 33, 34, 35, 40, 41, 42, 43" calcext:value-type="string">
            <text:p>1, 2, 3, 4, 30, 31, 32, 33, 34, 35, 40, 41, 42, 43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45" table:content-validation-name="val9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12"/>
          <table:table-cell table:style-name="ce63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])" office:value-type="string" office:string-value="45" calcext:value-type="string">
            <text:p>4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0])" office:value-type="string" office:string-value="45, 46" calcext:value-type="string">
            <text:p>45, 4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1])" office:value-type="string" office:string-value="45, 46, 47" calcext:value-type="string">
            <text:p>45, 46, 4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2])" office:value-type="string" office:string-value="45, 46, 47, 48" calcext:value-type="string">
            <text:p>45, 46, 47, 4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3])" office:value-type="string" office:string-value="45, 46, 47, 48, 49" calcext:value-type="string">
            <text:p>45, 46, 47, 48, 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4])" office:value-type="string" office:string-value="45, 46, 47, 48, 49, 50" calcext:value-type="string">
            <text:p>45, 46, 47, 48, 49, 5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5])" office:value-type="string" office:string-value="45, 46, 47, 48, 49, 50, 51" calcext:value-type="string">
            <text:p>45, 46, 47, 48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6])" office:value-type="string" office:string-value="45, 46, 47, 48, 49, 50, 51, 52" calcext:value-type="string">
            <text:p>45, 46, 47, 48, 49, 50, 51, 5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7])" office:value-type="string" office:string-value="45, 46, 47, 48, 49, 50, 51, 52, 53" calcext:value-type="string">
            <text:p>45, 46, 47, 48, 49, 50, 51, 52, 5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8])" office:value-type="string" office:string-value="45, 46, 47, 48, 49, 50, 51, 52, 53, 54" calcext:value-type="string">
            <text:p>45, 46, 47, 48, 49, 50, 51, 52, 53, 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9])" office:value-type="string" office:string-value="45, 46, 47, 48, 49, 50, 51, 52, 53, 54, 55" calcext:value-type="string">
            <text:p>45, 46, 47, 48, 49, 50, 51, 52, 53, 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68" office:value-type="string" calcext:value-type="string">
            <text:p>OASIS_POND1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68" office:value-type="string" calcext:value-type="string">
            <text:p>OASIS_POND1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])" office:value-type="string" office:string-value="57" calcext:value-type="string">
            <text:p>5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68" office:value-type="string" calcext:value-type="string">
            <text:p>OASIS_POND1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2])" office:value-type="string" office:string-value="57, 58" calcext:value-type="string">
            <text:p>57, 58</text:p>
          </table:table-cell>
          <table:table-cell table:style-name="ce84" office:value-type="string" calcext:value-type="string">
            <text:p>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3])" office:value-type="string" office:string-value="57, 58, 59" calcext:value-type="string">
            <text:p>57, 58, 59</text:p>
          </table:table-cell>
          <table:table-cell table:style-name="ce84" office:value-type="string" calcext:value-type="string">
            <text:p>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4])" office:value-type="string" office:string-value="57, 58, 59, 60" calcext:value-type="string">
            <text:p>57, 58, 59, 60</text:p>
          </table:table-cell>
          <table:table-cell table:style-name="ce84" office:value-type="string" calcext:value-type="string">
            <text:p>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5])" office:value-type="string" office:string-value="57, 58, 59, 60, 61" calcext:value-type="string">
            <text:p>57, 58, 59, 60, 61</text:p>
          </table:table-cell>
          <table:table-cell table:style-name="ce84" office:value-type="string" calcext:value-type="string">
            <text:p>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6])" office:value-type="string" office:string-value="57, 58, 59, 60, 61, 62" calcext:value-type="string">
            <text:p>57, 58, 59, 60, 61, 62</text:p>
          </table:table-cell>
          <table:table-cell table:style-name="ce84" office:value-type="string" calcext:value-type="string">
            <text:p>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7])" office:value-type="string" office:string-value="57, 58, 59, 60, 61, 62, 63" calcext:value-type="string">
            <text:p>57, 58, 59, 60, 61, 62, 63</text:p>
          </table:table-cell>
          <table:table-cell table:style-name="ce84" office:value-type="string" calcext:value-type="string">
            <text:p>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8])" office:value-type="string" office:string-value="57, 58, 59, 60, 61, 62, 63, 64" calcext:value-type="string">
            <text:p>57, 58, 59, 60, 61, 62, 63, 64</text:p>
          </table:table-cell>
          <table:table-cell table:style-name="ce84" office:value-type="string" calcext:value-type="string">
            <text:p>4, 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)" office:value-type="string" office:string-value="5" calcext:value-type="string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])" office:value-type="string" office:string-value="5, 84" calcext:value-type="string">
            <text:p>5, 84</text:p>
          </table:table-cell>
          <table:table-cell table:style-name="ce84" office:value-type="string" calcext:value-type="string">
            <text:p>8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89])" office:value-type="string" office:string-value="5, 84, 85" calcext:value-type="string">
            <text:p>5, 84, 85</text:p>
          </table:table-cell>
          <table:table-cell table:style-name="ce84" office:value-type="string" calcext:value-type="string">
            <text:p>8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0])" office:value-type="string" office:string-value="5, 84, 85, 86" calcext:value-type="string">
            <text:p>5, 84, 85, 86</text:p>
          </table:table-cell>
          <table:table-cell table:style-name="ce84" office:value-type="string" calcext:value-type="string">
            <text:p>8, 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1])" office:value-type="string" office:string-value="5, 84, 85, 86, 87" calcext:value-type="string">
            <text:p>5, 84, 85, 86, 87</text:p>
          </table:table-cell>
          <table:table-cell table:style-name="ce84" office:value-type="string" calcext:value-type="string">
            <text:p>8, 3, 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2])" office:value-type="string" office:string-value="5, 84, 85, 86, 87, 88" calcext:value-type="string">
            <text:p>5, 84, 85, 86, 87, 88</text:p>
          </table:table-cell>
          <table:table-cell table:style-name="ce84" office:value-type="string" calcext:value-type="string">
            <text:p>8, 3, 3, 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])" office:value-type="string" office:string-value="5, 90" calcext:value-type="string">
            <text:p>5, 90</text:p>
          </table:table-cell>
          <table:table-cell table:style-name="ce15" office:value-type="string" calcext:value-type="string">
            <text:p>8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5])" office:value-type="string" office:string-value="5, 90, 91" calcext:value-type="string">
            <text:p>5, 90, 91</text:p>
          </table:table-cell>
          <table:table-cell table:style-name="ce15" office:value-type="string" calcext:value-type="string">
            <text:p>8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6])" office:value-type="string" office:string-value="5, 90, 91, 92" calcext:value-type="string">
            <text:p>5, 90, 91, 92</text:p>
          </table:table-cell>
          <table:table-cell table:style-name="ce15" office:value-type="string" calcext:value-type="string">
            <text:p>8, 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7])" office:value-type="string" office:string-value="5, 90, 91, 92, 93" calcext:value-type="string">
            <text:p>5, 90, 91, 92, 93</text:p>
          </table:table-cell>
          <table:table-cell table:style-name="ce15" office:value-type="string" calcext:value-type="string">
            <text:p>8, 3, 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8])" office:value-type="string" office:string-value="5, 90, 91, 92, 93, 94" calcext:value-type="string">
            <text:p>5, 90, 91, 92, 93, 94</text:p>
          </table:table-cell>
          <table:table-cell table:style-name="ce15" office:value-type="string" calcext:value-type="string">
            <text:p>8, 3, 3, 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00])" office:value-type="string" office:string-value="5, 96" calcext:value-type="string">
            <text:p>5, 96</text:p>
          </table:table-cell>
          <table:table-cell table:style-name="ce15" office:value-type="string" calcext:value-type="string">
            <text:p>44, 8</text:p>
          </table:table-cell>
          <table:table-cell table:style-name="ce15" office:value-type="string" calcext:value-type="string">
            <text:p>0.725, 1</text:p>
          </table:table-cell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7" office:value-type="string" calcext:value-type="string">
            <text:p>RELIC</text:p>
          </table:table-cell>
          <table:table-cell table:style-name="ce7" table:number-columns-repeated="3"/>
          <table:table-cell table:style-name="ce42" table:content-validation-name="val2" office:value-type="string" calcext:value-type="string">
            <text:p>Neutral Gaia Convertible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2" table:content-validation-name="val5" office:value-type="string" calcext:value-type="string">
            <text:p>Loose</text:p>
          </table:table-cell>
          <table:table-cell table:style-name="ce42" table:content-validation-name="val7" office:value-type="string" calcext:value-type="string">
            <text:p>Map Size</text:p>
          </table:table-cell>
          <table:table-cell table:style-name="ce62"/>
          <table:table-cell table:style-name="ce40" office:value-type="string" calcext:value-type="string">
            <text:p>INNER_CAP</text:p>
          </table:table-cell>
          <table:table-cell table:style-name="ce40" table:number-columns-repeated="2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6"/>
          <table:table-cell table:style-name="ce7" table:number-columns-repeated="2"/>
          <table:table-cell table:style-name="ce76"/>
          <table:table-cell table:style-name="ce7" table:number-columns-repeated="2"/>
          <table:table-cell table:style-name="ce42" table:content-validation-name="val10" table:number-columns-repeated="2"/>
          <table:table-cell table:style-name="ce7" table:number-columns-repeated="4"/>
          <table:table-cell table:style-name="ce7" table:content-validation-name="val12"/>
          <table:table-cell table:style-name="ce7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;[.$A$104])" office:value-type="string" office:string-value="6, 100" calcext:value-type="string">
            <text:p>6, 100</text:p>
          </table:table-cell>
          <table:table-cell table:style-name="ce64" office:value-type="string" calcext:value-type="string">
            <text:p>5, 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])" office:value-type="string" office:string-value="5, 102" calcext:value-type="string">
            <text:p>5, 102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7])" office:value-type="string" office:string-value="5, 102, 103" calcext:value-type="string">
            <text:p>5, 102, 103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8])" office:value-type="string" office:string-value="5, 102, 103, 104" calcext:value-type="string">
            <text:p>5, 102, 103, 104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9])" office:value-type="string" office:string-value="5, 102, 103, 104, 105" calcext:value-type="string">
            <text:p>5, 102, 103, 104, 105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10])" office:value-type="string" office:string-value="5, 102, 103, 104, 105, 106" calcext:value-type="string">
            <text:p>5, 102, 103, 104, 105, 106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])" office:value-type="string" office:string-value="5, 108" calcext:value-type="string">
            <text:p>5, 108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3])" office:value-type="string" office:string-value="5, 108, 109" calcext:value-type="string">
            <text:p>5, 108, 109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4])" office:value-type="string" office:string-value="5, 108, 109, 110" calcext:value-type="string">
            <text:p>5, 108, 109, 110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5])" office:value-type="string" office:string-value="5, 108, 109, 110, 111" calcext:value-type="string">
            <text:p>5, 108, 109, 110, 111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6])" office:value-type="string" office:string-value="5, 108, 109, 110, 111, 112" calcext:value-type="string">
            <text:p>5, 108, 109, 110, 111, 112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7])" office:value-type="string" office:string-value="5, 108, 109, 110, 111, 112, 113" calcext:value-type="string">
            <text:p>5, 108, 109, 110, 111, 112, 113</text:p>
          </table:table-cell>
          <table:table-cell table:style-name="ce64" office:value-type="string" calcext:value-type="string">
            <text:p>3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8])" office:value-type="string" office:string-value="5, 108, 109, 110, 111, 112, 113, 114" calcext:value-type="string">
            <text:p>5, 108, 109, 110, 111, 112, 113, 114</text:p>
          </table:table-cell>
          <table:table-cell table:style-name="ce64" office:value-type="string" calcext:value-type="string">
            <text:p>3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9])" office:value-type="string" office:string-value="5, 108, 109, 110, 111, 112, 113, 114, 115" calcext:value-type="string">
            <text:p>5, 108, 109, 110, 111, 112, 113, 114, 115</text:p>
          </table:table-cell>
          <table:table-cell table:style-name="ce64" office:value-type="string" calcext:value-type="string">
            <text:p>32, 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2" table:style-name="ce1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;[.$A$122])" office:value-type="string" office:string-value="5, 118" calcext:value-type="string">
            <text:p>5, 118</text:p>
          </table:table-cell>
          <table:table-cell table:style-name="ce24" office:value-type="string" calcext:value-type="string">
            <text:p>28, 16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1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])" office:value-type="string" office:string-value="5, 120" calcext:value-type="string">
            <text:p>5, 120</text:p>
          </table:table-cell>
          <table:table-cell table:style-name="ce4" office:value-type="string" calcext:value-type="string">
            <text:p>12, 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2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:.$A$125])" office:value-type="string" office:string-value="5, 120, 121" calcext:value-type="string">
            <text:p>5, 120, 121</text:p>
          </table:table-cell>
          <table:table-cell table:style-name="ce4" office:value-type="string" calcext:value-type="string">
            <text:p>12, 18, 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3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:.$A$126])" office:value-type="string" office:string-value="5, 120, 121, 122" calcext:value-type="string">
            <text:p>5, 120, 121, 122</text:p>
          </table:table-cell>
          <table:table-cell table:style-name="ce4" office:value-type="string" calcext:value-type="string">
            <text:p>12, 18, 18, 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4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 table:number-columns-repeated="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/>
          <table:table-cell table:number-columns-repeated="2" table:style-name="ce92" table:content-validation-name="val11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5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8])" office:value-type="string" office:string-value="5, 124" calcext:value-type="string">
            <text:p>5, 124</text:p>
          </table:table-cell>
          <table:table-cell table:style-name="ce4" office:value-type="string" calcext:value-type="string">
            <text:p>40, 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6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7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6" table:content-validation-name="val8"/>
          <table:table-cell table:number-columns-repeated="2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8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;[.$A$131])" office:value-type="string" office:string-value="5, 127" calcext:value-type="string">
            <text:p>5, 127</text:p>
          </table:table-cell>
          <table:table-cell table:style-name="ce4" office:value-type="float" office:value="6" calcext:value-type="float">
            <text:p>6</text:p>
          </table:table-cell>
          <table:table-cell table:style-name="ce66" table:content-validation-name="val8"/>
          <table:table-cell table:number-columns-repeated="2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9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27"/>
          <table:table-cell table:style-name="ce27" table:formula="of:=COM.MICROSOFT.TEXTJOIN(&quot;, &quot;;1;[.$A$9];[.$A$131];[.$A$132])" office:value-type="string" office:string-value="5, 127, 128" calcext:value-type="string">
            <text:p>5, 127, 128</text:p>
          </table:table-cell>
          <table:table-cell table:style-name="ce4" office:value-type="string" calcext:value-type="string">
            <text:p>8, 4, 4</text:p>
          </table:table-cell>
          <table:table-cell table:style-name="ce66" table:content-validation-name="val8"/>
          <table:table-cell table:number-columns-repeated="2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0</text:p>
          </table:table-cell>
          <table:table-cell table:style-name="ce64" office:value-type="string" calcext:value-type="string">
            <text:p>NEARBY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Player Owned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114"/>
          <table:table-cell table:style-name="ce114" table:formula="of:=COM.MICROSOFT.TEXTJOIN(&quot;, &quot;;1;[.$A$9];[.$A$131];[.$A$132])" office:value-type="string" office:string-value="5, 127, 128" calcext:value-type="string">
            <text:p>5, 127, 128</text:p>
          </table:table-cell>
          <table:table-cell table:style-name="ce64" office:value-type="string" calcext:value-type="string">
            <text:p>6, 4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1</text:p>
          </table:table-cell>
          <table:table-cell table:style-name="ce24" office:value-type="string" calcext:value-type="string">
            <text:p>GOLD</text:p>
          </table:table-cell>
          <table:table-cell table:style-name="ce32" table:number-columns-repeated="3"/>
          <table:table-cell table:style-name="ce32" table:content-validation-name="val2" office:value-type="string" calcext:value-type="string">
            <text:p>Player Assigned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00" calcext:value-type="float">
            <text:p>700</text:p>
          </table:table-cell>
          <table:table-cell table:style-name="ce32" table:number-columns-repeated="5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None</text:p>
          </table:table-cell>
          <table:table-cell table:style-name="ce47"/>
          <table:table-cell table:style-name="ce32" office:value-type="string" calcext:value-type="string">
            <text:p>BT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24" table:number-columns-repeated="3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58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2" table:style-name="ce3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2</text:p>
          </table:table-cell>
          <table:table-cell table:style-name="ce92" office:value-type="string" calcext:value-type="string">
            <text:p>LURE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table:number-columns-repeated="4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style-name="ce114"/>
          <table:table-cell table:style-name="ce114" table:formula="of:=COM.MICROSOFT.TEXTJOIN(&quot;, &quot;;1;[.$A$9];[.$A$133];[.$A$135])" office:value-type="string" office:string-value="5, 129, 131" calcext:value-type="string">
            <text:p>5, 129, 131</text:p>
          </table:table-cell>
          <table:table-cell table:style-name="ce64" office:value-type="string" calcext:value-type="string">
            <text:p>8, 8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3</text:p>
          </table:table-cell>
          <table:table-cell table:style-name="ce92" office:value-type="string" calcext:value-type="string">
            <text:p>DEER_ON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8" calcext:value-type="float">
            <text:p>18</text:p>
          </table:table-cell>
          <table:table-cell table:style-name="ce114"/>
          <table:table-cell table:style-name="ce114" table:formula="of:=COM.MICROSOFT.TEXTJOIN(&quot;, &quot;;1;[.$A$9];[.$A$135];[.$A$136])" office:value-type="string" office:string-value="5, 131, 132" calcext:value-type="string">
            <text:p>5, 131, 132</text:p>
          </table:table-cell>
          <table:table-cell table:style-name="ce64" office:value-type="string" calcext:value-type="string">
            <text:p>14, 8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4</text:p>
          </table:table-cell>
          <table:table-cell table:style-name="ce64" office:value-type="string" calcext:value-type="string">
            <text:p>NEARBY_HERDABLE</text:p>
          </table:table-cell>
          <table:table-cell table:style-name="ce33" table:number-columns-repeated="3"/>
          <table:table-cell table:style-name="ce38" table:content-validation-name="val3" office:value-type="string" calcext:value-type="string">
            <text:p>Player Assigned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114"/>
          <table:table-cell table:style-name="ce114" table:formula="of:=COM.MICROSOFT.TEXTJOIN(&quot;, &quot;;1;[.$A$9];[.$A$135:.$A$137])" office:value-type="string" office:string-value="5, 131, 132, 133" calcext:value-type="string">
            <text:p>5, 131, 132, 133</text:p>
          </table:table-cell>
          <table:table-cell table:style-name="ce64" office:value-type="string" calcext:value-type="string">
            <text:p>14, 8, 8, 8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35</text:p>
          </table:table-cell>
          <table:table-cell table:style-name="ce29" office:value-type="string" calcext:value-type="string">
            <text:p>ON_GRID</text:p>
          </table:table-cell>
          <table:table-cell table:style-name="ce29"/>
          <table:table-cell table:style-name="ce29" office:value-type="string" calcext:value-type="string">
            <text:p>STRAGGLER</text:p>
          </table:table-cell>
          <table:table-cell table:style-name="ce29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52" table:content-validation-name="val5" office:value-type="string" calcext:value-type="string">
            <text:p>Loose</text:p>
          </table:table-cell>
          <table:table-cell table:style-name="ce52" table:content-validation-name="val7" office:value-type="string" calcext:value-type="string">
            <text:p>None</text:p>
          </table:table-cell>
          <table:table-cell table:style-name="ce50"/>
          <table:table-cell table:style-name="ce39" table:number-columns-repeated="3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60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2" table:style-name="ce5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6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6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2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2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2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2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2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2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2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2" table:number-columns-repeated="4"/>
          <table:table-cell table:style-name="ce7" table:number-columns-repeated="9"/>
          <table:table-cell table:number-columns-repeated="2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6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EAL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7"/>
          <table:table-cell table:style-name="ce103"/>
          <table:table-cell table:style-name="ce15"/>
          <table:table-cell table:number-columns-repeated="2" table:style-name="ce16" table:content-validation-name="val9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STRAGGLE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BT</text:p>
          </table:table-cell>
          <table:table-cell table:style-name="ce43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/>
          <table:table-cell table:style-name="ce11"/>
          <table:table-cell table:style-name="ce49"/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8" table:number-columns-repeated="2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REAL_BEACH</text:p>
          </table:table-cell>
          <table:table-cell table:style-name="ce44" table:number-columns-repeated="2"/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/>
          <table:table-cell table:style-name="ce10"/>
          <table:table-cell table:style-name="ce48"/>
          <table:table-cell table:number-columns-repeated="2" table:style-name="ce44" table:content-validation-name="val9" office:value-type="string" calcext:value-type="string">
            <text:p>No</text:p>
          </table:table-cell>
          <table:table-cell table:number-columns-repeated="993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ASIS_FOREST</text:p>
          </table:table-cell>
          <table:table-cell table:style-name="ce43" table:number-columns-repeated="2"/>
          <table:table-cell table:style-name="ce49" table:number-columns-repeated="3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2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)" office:value-type="string" office:string-value="6, 8, 10" calcext:value-type="string">
            <text:p>6, 8, 10</text:p>
          </table:table-cell>
          <table:table-cell table:style-name="ce10" office:value-type="string" calcext:value-type="string">
            <text:p>2, 1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;[.$A$15])" office:value-type="string" office:string-value="6, 8, 10, 11" calcext:value-type="string">
            <text:p>6, 8, 10, 11</text:p>
          </table:table-cell>
          <table:table-cell table:style-name="ce10" office:value-type="string" calcext:value-type="string">
            <text:p>2, 1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ASIS_FOREST</text:p>
          </table:table-cell>
          <table:table-cell table:style-name="ce43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ASIS_FOREST</text:p>
          </table:table-cell>
          <table:table-cell table:style-name="ce43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)" office:value-type="string" office:string-value="6, 13" calcext:value-type="string">
            <text:p>6, 13</text:p>
          </table:table-cell>
          <table:table-cell table:style-name="ce11" office:value-type="string" calcext:value-type="string">
            <text:p>8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ASIS_FOREST</text:p>
          </table:table-cell>
          <table:table-cell table:style-name="ce43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)" office:value-type="string" office:string-value="6, 13, 14" calcext:value-type="string">
            <text:p>6, 13, 14</text:p>
          </table:table-cell>
          <table:table-cell table:style-name="ce11" office:value-type="string" calcext:value-type="string">
            <text:p>8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ASIS_FOREST</text:p>
          </table:table-cell>
          <table:table-cell table:style-name="ce43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;[.$A$19])" office:value-type="string" office:string-value="6, 13, 14, 15" calcext:value-type="string">
            <text:p>6, 13, 14, 15</text:p>
          </table:table-cell>
          <table:table-cell table:style-name="ce11" office:value-type="string" calcext:value-type="string">
            <text:p>8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0];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14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1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1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1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44"/>
          <table:table-cell table:style-name="ce44" office:value-type="string" calcext:value-type="string">
            <text:p>OASIS_FOREST</text:p>
          </table:table-cell>
          <table:table-cell table:style-name="ce44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1, 0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OUTLAND_FOREST</text:p>
          </table:table-cell>
          <table:table-cell table:style-name="ce43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6" office:value-type="string" calcext:value-type="string">
            <text:p>ON_GRID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29])" office:value-type="string" office:string-value="23, 24, 25" calcext:value-type="string">
            <text:p>23, 24, 25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0])" office:value-type="string" office:string-value="23, 24, 25, 26" calcext:value-type="string">
            <text:p>23, 24, 25, 26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1])" office:value-type="string" office:string-value="23, 24, 25, 26, 27" calcext:value-type="string">
            <text:p>23, 24, 25, 26, 27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2])" office:value-type="string" office:string-value="23, 24, 25, 26, 27, 28" calcext:value-type="string">
            <text:p>23, 24, 25, 26, 27, 28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)" office:value-type="string" office:string-value="23, 24, 25, 26, 27, 28, 29" calcext:value-type="string">
            <text:p>23, 24, 25, 26, 27, 28, 29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;[.$A$34])" office:value-type="string" office:string-value="23, 24, 25, 26, 27, 28, 29, 30" calcext:value-type="string">
            <text:p>23, 24, 25, 26, 27, 28, 29, 30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7])" office:value-type="string" office:string-value="24, 25, 26, 27, 28, 29, 30, 31, 32, 33" calcext:value-type="string">
            <text:p>24, 25, 26, 27, 28, 29, 30, 31, 32, 33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8])" office:value-type="string" office:string-value="24, 25, 26, 27, 28, 29, 30, 31, 32, 33, 34" calcext:value-type="string">
            <text:p>24, 25, 26, 27, 28, 29, 30, 31, 32, 33, 34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2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4:.$A$41];[.$A$44:.A46])" office:value-type="string" office:string-value="30, 31, 32, 33, 34, 35, 36, 37, 40, 41, 42" calcext:value-type="string">
            <text:p>30, 31, 32, 33, 34, 35, 36, 37, 40, 41, 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45" table:content-validation-name="val1" office:value-type="string" calcext:value-type="string">
            <text:p>Neutral Gaia Convertible</text:p>
          </table:table-cell>
          <table:table-cell table:style-name="ce45" table:number-columns-repeated="4"/>
          <table:table-cell table:style-name="ce45" office:value-type="float" office:value="9320" calcext:value-type="float">
            <text:p>9320</text:p>
          </table:table-cell>
          <table:table-cell table:style-name="ce45" table:number-columns-repeated="3"/>
          <table:table-cell table:style-name="ce45" table:content-validation-name="val4" office:value-type="string" calcext:value-type="string">
            <text:p>Tight</text:p>
          </table:table-cell>
          <table:table-cell table:style-name="ce45" table:content-validation-name="val6" office:value-type="string" calcext:value-type="string">
            <text:p>Map Size</text:p>
          </table:table-cell>
          <table:table-cell table:style-name="ce45"/>
          <table:table-cell table:style-name="ce45" office:value-type="string" calcext:value-type="string">
            <text:p>MTSH</text:p>
          </table:table-cell>
          <table:table-cell table:style-name="ce45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34:.$A$39];[.$A$44:.$A$46];[.$A$47])" office:value-type="string" office:string-value="1, 2, 3, 4, 30, 31, 32, 33, 34, 35, 40, 41, 42, 43" calcext:value-type="string">
            <text:p>1, 2, 3, 4, 30, 31, 32, 33, 34, 35, 40, 41, 42, 43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45" table:content-validation-name="val9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12"/>
          <table:table-cell table:style-name="ce63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])" office:value-type="string" office:string-value="45" calcext:value-type="string">
            <text:p>4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0])" office:value-type="string" office:string-value="45, 46" calcext:value-type="string">
            <text:p>45, 4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1])" office:value-type="string" office:string-value="45, 46, 47" calcext:value-type="string">
            <text:p>45, 46, 4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2])" office:value-type="string" office:string-value="45, 46, 47, 48" calcext:value-type="string">
            <text:p>45, 46, 47, 4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3])" office:value-type="string" office:string-value="45, 46, 47, 48, 49" calcext:value-type="string">
            <text:p>45, 46, 47, 48, 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4])" office:value-type="string" office:string-value="45, 46, 47, 48, 49, 50" calcext:value-type="string">
            <text:p>45, 46, 47, 48, 49, 5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5])" office:value-type="string" office:string-value="45, 46, 47, 48, 49, 50, 51" calcext:value-type="string">
            <text:p>45, 46, 47, 48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6])" office:value-type="string" office:string-value="45, 46, 47, 48, 49, 50, 51, 52" calcext:value-type="string">
            <text:p>45, 46, 47, 48, 49, 50, 51, 5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7])" office:value-type="string" office:string-value="45, 46, 47, 48, 49, 50, 51, 52, 53" calcext:value-type="string">
            <text:p>45, 46, 47, 48, 49, 50, 51, 52, 5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8])" office:value-type="string" office:string-value="45, 46, 47, 48, 49, 50, 51, 52, 53, 54" calcext:value-type="string">
            <text:p>45, 46, 47, 48, 49, 50, 51, 52, 53, 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9])" office:value-type="string" office:string-value="45, 46, 47, 48, 49, 50, 51, 52, 53, 54, 55" calcext:value-type="string">
            <text:p>45, 46, 47, 48, 49, 50, 51, 52, 53, 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68" office:value-type="string" calcext:value-type="string">
            <text:p>OASIS_POND1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68" office:value-type="string" calcext:value-type="string">
            <text:p>OASIS_POND1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])" office:value-type="string" office:string-value="57" calcext:value-type="string">
            <text:p>5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68" office:value-type="string" calcext:value-type="string">
            <text:p>OASIS_POND1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2])" office:value-type="string" office:string-value="57, 58" calcext:value-type="string">
            <text:p>57, 58</text:p>
          </table:table-cell>
          <table:table-cell table:style-name="ce84" office:value-type="string" calcext:value-type="string">
            <text:p>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3])" office:value-type="string" office:string-value="57, 58, 59" calcext:value-type="string">
            <text:p>57, 58, 59</text:p>
          </table:table-cell>
          <table:table-cell table:style-name="ce84" office:value-type="string" calcext:value-type="string">
            <text:p>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4])" office:value-type="string" office:string-value="57, 58, 59, 60" calcext:value-type="string">
            <text:p>57, 58, 59, 60</text:p>
          </table:table-cell>
          <table:table-cell table:style-name="ce84" office:value-type="string" calcext:value-type="string">
            <text:p>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5])" office:value-type="string" office:string-value="57, 58, 59, 60, 61" calcext:value-type="string">
            <text:p>57, 58, 59, 60, 61</text:p>
          </table:table-cell>
          <table:table-cell table:style-name="ce84" office:value-type="string" calcext:value-type="string">
            <text:p>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6])" office:value-type="string" office:string-value="57, 58, 59, 60, 61, 62" calcext:value-type="string">
            <text:p>57, 58, 59, 60, 61, 62</text:p>
          </table:table-cell>
          <table:table-cell table:style-name="ce84" office:value-type="string" calcext:value-type="string">
            <text:p>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7])" office:value-type="string" office:string-value="57, 58, 59, 60, 61, 62, 63" calcext:value-type="string">
            <text:p>57, 58, 59, 60, 61, 62, 63</text:p>
          </table:table-cell>
          <table:table-cell table:style-name="ce84" office:value-type="string" calcext:value-type="string">
            <text:p>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8])" office:value-type="string" office:string-value="57, 58, 59, 60, 61, 62, 63, 64" calcext:value-type="string">
            <text:p>57, 58, 59, 60, 61, 62, 63, 64</text:p>
          </table:table-cell>
          <table:table-cell table:style-name="ce84" office:value-type="string" calcext:value-type="string">
            <text:p>4, 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])" office:value-type="string" office:string-value="84" calcext:value-type="string">
            <text:p>84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89])" office:value-type="string" office:string-value="84, 85" calcext:value-type="string">
            <text:p>84, 85</text:p>
          </table:table-cell>
          <table:table-cell table:style-name="ce84" office:value-type="string" calcext:value-type="string">
            <text:p>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0])" office:value-type="string" office:string-value="84, 85, 86" calcext:value-type="string">
            <text:p>84, 85, 86</text:p>
          </table:table-cell>
          <table:table-cell table:style-name="ce84" office:value-type="string" calcext:value-type="string">
            <text:p>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1])" office:value-type="string" office:string-value="84, 85, 86, 87" calcext:value-type="string">
            <text:p>84, 85, 86, 87</text:p>
          </table:table-cell>
          <table:table-cell table:style-name="ce84" office:value-type="string" calcext:value-type="string">
            <text:p>3, 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46" table:number-columns-repeated="4"/>
          <table:table-cell table:style-name="ce46" office:value-type="float" office:value="9320" calcext:value-type="float">
            <text:p>9320</text:p>
          </table:table-cell>
          <table:table-cell table:style-name="ce46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2])" office:value-type="string" office:string-value="84, 85, 86, 87, 88" calcext:value-type="string">
            <text:p>84, 85, 86, 87, 88</text:p>
          </table:table-cell>
          <table:table-cell table:style-name="ce84" office:value-type="string" calcext:value-type="string">
            <text:p>3, 3, 3, 3, 3</text:p>
          </table:table-cell>
          <table:table-cell table:style-name="ce84"/>
          <table:table-cell table:number-columns-repeated="2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])" office:value-type="string" office:string-value="90" calcext:value-type="string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5])" office:value-type="string" office:string-value="90, 91" calcext:value-type="string">
            <text:p>90, 91</text:p>
          </table:table-cell>
          <table:table-cell table:style-name="ce15" office:value-type="string" calcext:value-type="string">
            <text:p>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6])" office:value-type="string" office:string-value="90, 91, 92" calcext:value-type="string">
            <text:p>90, 91, 92</text:p>
          </table:table-cell>
          <table:table-cell table:style-name="ce15" office:value-type="string" calcext:value-type="string">
            <text:p>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7])" office:value-type="string" office:string-value="90, 91, 92, 93" calcext:value-type="string">
            <text:p>90, 91, 92, 93</text:p>
          </table:table-cell>
          <table:table-cell table:style-name="ce15" office:value-type="string" calcext:value-type="string">
            <text:p>3, 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8])" office:value-type="string" office:string-value="90, 91, 92, 93, 94" calcext:value-type="string">
            <text:p>90, 91, 92, 93, 94</text:p>
          </table:table-cell>
          <table:table-cell table:style-name="ce15" office:value-type="string" calcext:value-type="string">
            <text:p>3, 3, 3, 3, 3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7" office:value-type="string" calcext:value-type="string">
            <text:p>RELIC</text:p>
          </table:table-cell>
          <table:table-cell table:style-name="ce7" table:number-columns-repeated="3"/>
          <table:table-cell table:style-name="ce42" table:content-validation-name="val2" office:value-type="string" calcext:value-type="string">
            <text:p>Neutral Gaia Convertible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table:content-validation-name="val5" office:value-type="string" calcext:value-type="string">
            <text:p>Loose</text:p>
          </table:table-cell>
          <table:table-cell table:style-name="ce42" table:content-validation-name="val7" office:value-type="string" calcext:value-type="string">
            <text:p>Map Size</text:p>
          </table:table-cell>
          <table:table-cell table:style-name="ce62"/>
          <table:table-cell table:style-name="ce42" office:value-type="string" calcext:value-type="string">
            <text:p>INNER_CAP</text:p>
          </table:table-cell>
          <table:table-cell table:style-name="ce42" table:number-columns-repeated="2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6"/>
          <table:table-cell table:style-name="ce7" table:number-columns-repeated="2"/>
          <table:table-cell table:style-name="ce76"/>
          <table:table-cell table:style-name="ce7" table:number-columns-repeated="2"/>
          <table:table-cell table:style-name="ce42" table:content-validation-name="val10" table:number-columns-repeated="2"/>
          <table:table-cell table:style-name="ce7" table:number-columns-repeated="4"/>
          <table:table-cell table:style-name="ce7" table:content-validation-name="val12"/>
          <table:table-cell table:style-name="ce7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;[.$A$102])" office:value-type="string" office:string-value="6, 98" calcext:value-type="string">
            <text:p>6, 98</text:p>
          </table:table-cell>
          <table:table-cell table:style-name="ce64" office:value-type="string" calcext:value-type="string">
            <text:p>5, 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])" office:value-type="string" office:string-value="100" calcext:value-type="string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5])" office:value-type="string" office:string-value="100, 101" calcext:value-type="string">
            <text:p>100, 101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6])" office:value-type="string" office:string-value="100, 101, 102" calcext:value-type="string">
            <text:p>100, 101, 102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7])" office:value-type="string" office:string-value="100, 101, 102, 103" calcext:value-type="string">
            <text:p>100, 101, 102, 103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8])" office:value-type="string" office:string-value="100, 101, 102, 103, 104" calcext:value-type="string">
            <text:p>100, 101, 102, 103, 104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/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])" office:value-type="string" office:string-value="106" calcext:value-type="string">
            <text:p>10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1])" office:value-type="string" office:string-value="106, 107" calcext:value-type="string">
            <text:p>106, 107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2])" office:value-type="string" office:string-value="106, 107, 108" calcext:value-type="string">
            <text:p>106, 107, 108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3])" office:value-type="string" office:string-value="106, 107, 108, 109" calcext:value-type="string">
            <text:p>106, 107, 108, 109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4])" office:value-type="string" office:string-value="106, 107, 108, 109, 110" calcext:value-type="string">
            <text:p>106, 107, 108, 109, 110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5])" office:value-type="string" office:string-value="106, 107, 108, 109, 110, 111" calcext:value-type="string">
            <text:p>106, 107, 108, 109, 110, 111</text:p>
          </table:table-cell>
          <table:table-cell table:style-name="ce64" office:value-type="string" calcext:value-type="string">
            <text:p>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6])" office:value-type="string" office:string-value="106, 107, 108, 109, 110, 111, 112" calcext:value-type="string">
            <text:p>106, 107, 108, 109, 110, 111, 112</text:p>
          </table:table-cell>
          <table:table-cell table:style-name="ce64" office:value-type="string" calcext:value-type="string">
            <text:p>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7])" office:value-type="string" office:string-value="106, 107, 108, 109, 110, 111, 112, 113" calcext:value-type="string">
            <text:p>106, 107, 108, 109, 110, 111, 112, 113</text:p>
          </table:table-cell>
          <table:table-cell table:style-name="ce64" office:value-type="string" calcext:value-type="string">
            <text:p>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9])" office:value-type="string" office:string-value="5, 115" calcext:value-type="string">
            <text:p>5, 115</text:p>
          </table:table-cell>
          <table:table-cell table:style-name="ce15" office:value-type="string" calcext:value-type="string">
            <text:p>44, 8</text:p>
          </table:table-cell>
          <table:table-cell table:style-name="ce15" office:value-type="string" calcext:value-type="string">
            <text:p>0.725, 1</text:p>
          </table:table-cell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00" calcext:value-type="float">
            <text:p>80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table:number-columns-repeated="4"/>
          <table:table-cell table:style-name="ce58"/>
          <table:table-cell table:style-name="ce24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/>
          <table:table-cell table:style-name="ce15" table:number-columns-repeated="2"/>
          <table:table-cell table:number-columns-repeated="2" table:style-name="ce1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00" calcext:value-type="float">
            <text:p>80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table:number-columns-repeated="4"/>
          <table:table-cell table:style-name="ce58" table:formula="of:=COM.MICROSOFT.TEXTJOIN(&quot;, &quot;;1;[.$A$122])" office:value-type="string" office:string-value="118" calcext:value-type="string">
            <text:p>1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1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])" office:value-type="string" office:string-value="120" calcext:value-type="string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2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:.$A$125])" office:value-type="string" office:string-value="120, 121" calcext:value-type="string">
            <text:p>120, 121</text:p>
          </table:table-cell>
          <table:table-cell table:style-name="ce4" office:value-type="string" calcext:value-type="string">
            <text:p>18, 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3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:.$A$126])" office:value-type="string" office:string-value="120, 121, 122" calcext:value-type="string">
            <text:p>120, 121, 122</text:p>
          </table:table-cell>
          <table:table-cell table:style-name="ce4" office:value-type="string" calcext:value-type="string">
            <text:p>18, 18, 1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4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table:number-columns-repeated="4"/>
          <table:table-cell table:style-name="ce114"/>
          <table:table-cell table:style-name="ce64" table:number-columns-repeated="2"/>
          <table:table-cell table:number-columns-repeated="2" table:style-name="ce92" table:content-validation-name="val11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5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8])" office:value-type="string" office:string-value="124" calcext:value-type="string">
            <text:p>124</text:p>
          </table:table-cell>
          <table:table-cell table:style-name="ce4" office:value-type="float" office:value="8" calcext:value-type="float">
            <text:p>8</text:p>
          </table:table-cell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6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7</text:p>
          </table:table-cell>
          <table:table-cell table:style-name="ce18" office:value-type="string" calcext:value-type="string">
            <text:p>OX_WAGON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27" table:formula="of:=COM.MICROSOFT.TEXTJOIN(&quot;, &quot;;1;[.$A$42])" office:value-type="string" office:string-value="38" calcext:value-type="string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28</text:p>
          </table:table-cell>
          <table:table-cell table:style-name="ce18" office:value-type="string" calcext:value-type="string">
            <text:p>KHARGA_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131])" office:value-type="string" office:string-value="127" calcext:value-type="string">
            <text:p>127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4"/>
          <table:table-cell table:style-name="ce15"/>
          <table:table-cell table:number-columns-repeated="2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number-columns-repeated="985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0:30:19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4T10:37:47.817000000</dc:date>
    <meta:editing-duration>P29DT12H44M51S</meta:editing-duration>
    <meta:editing-cycles>1798</meta:editing-cycles>
    <meta:generator>LibreOffice/7.1.3.2$Windows_X86_64 LibreOffice_project/47f78053abe362b9384784d31a6e56f8511eb1c1</meta:generator>
    <meta:document-statistic meta:table-count="2" meta:cell-count="3573" meta:object-count="0"/>
  </office:meta>
</office:document-meta>
</file>